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body>
    <office:text>
      <text:p>
     This test case checks font size, this is an example of text with <text:span text:style-name="T1">font size of 28</text:span>
   </text:p>
      <text:p>
      
      This test case checks font size, this is an example of text with <text:span text:style-name="T2">font size of 50%</text:span>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styles>
    <style:style style:name="T1" style:family="text">
      <style:text-properties fo:font-size="28"/>
    </style:style>
    <style:style style:name="T2" style:family="text" style:parent-style-name="Standard">
      <style:text-properties fo:font-size="50%"/>
    </style:style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